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695a2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4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5" style:family="graphic" style:parent-style-name="standard">
      <style:graphic-properties svg:stroke-width="0.001cm" svg:stroke-color="#000000" draw:fill-color="#0000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183cm" svg:y="1.6cm"/>
          <draw:glue-point draw:id="6" svg:x="-3.817cm" svg:y="1.6cm"/>
          <draw:glue-point draw:id="7" svg:x="-3.45cm" svg:y="1.6cm"/>
          <draw:glue-point draw:id="8" svg:x="-3.083cm" svg:y="1.6cm"/>
          <draw:glue-point draw:id="9" svg:x="-2.717cm" svg:y="1.6cm"/>
          <draw:glue-point draw:id="10" svg:x="-2.35cm" svg:y="1.6cm"/>
          <draw:glue-point draw:id="11" svg:x="-1.983cm" svg:y="1.6cm"/>
          <draw:glue-point draw:id="12" svg:x="-1.617cm" svg:y="1.6cm"/>
          <draw:glue-point draw:id="13" svg:x="-1.25cm" svg:y="1.6cm"/>
          <draw:glue-point draw:id="14" svg:x="-0.883cm" svg:y="1.6cm"/>
          <draw:glue-point draw:id="15" svg:x="-0.517cm" svg:y="1.6cm"/>
          <draw:glue-point draw:id="16" svg:x="-0.15cm" svg:y="1.6cm"/>
          <draw:glue-point draw:id="17" svg:x="0.217cm" svg:y="1.6cm"/>
          <draw:glue-point draw:id="18" svg:x="0.583cm" svg:y="1.6cm"/>
          <draw:glue-point draw:id="19" svg:x="0.95cm" svg:y="1.6cm"/>
          <draw:glue-point draw:id="20" svg:x="1.317cm" svg:y="1.6cm"/>
          <draw:glue-point draw:id="21" svg:x="1.683cm" svg:y="1.6cm"/>
          <draw:glue-point draw:id="22" svg:x="2.05cm" svg:y="1.6cm"/>
          <draw:glue-point draw:id="23" svg:x="2.417cm" svg:y="1.6cm"/>
          <draw:glue-point draw:id="24" svg:x="2.783cm" svg:y="1.6cm"/>
          <draw:glue-point draw:id="25" svg:x="3.15cm" svg:y="1.6cm"/>
          <draw:glue-point draw:id="26" svg:x="3.517cm" svg:y="1.6cm"/>
          <draw:glue-point draw:id="27" svg:x="3.883cm" svg:y="1.6cm"/>
          <draw:glue-point draw:id="28" svg:x="4.25cm" svg:y="1.6cm"/>
          <draw:glue-point draw:id="29" svg:x="-5cm" svg:y="0cm"/>
          <draw:glue-point draw:id="30" svg:x="-5cm" svg:y="5cm"/>
          <draw:glue-point draw:id="31" svg:x="0cm" svg:y="-5cm"/>
          <draw:glue-point draw:id="32" svg:x="0cm" svg:y="5cm"/>
          <draw:glue-point draw:id="33" svg:x="5cm" svg:y="-5cm"/>
          <draw:glue-point draw:id="34" svg:x="5cm" svg:y="0cm"/>
          <draw:glue-point draw:id="35" svg:x="5cm" svg:y="5cm"/>
          <draw:rect draw:style-name="gr1" draw:layer="layout" svg:width="24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  <draw:rect draw:style-name="gr4" draw:layer="layout" svg:width="0.6cm" svg:height="0.48cm" svg:x="1.6cm" svg:y="1.08cm">
            <text:p/>
          </draw:rect>
          <draw:rect draw:style-name="gr4" draw:layer="layout" svg:width="0.6cm" svg:height="0.48cm" svg:x="2.48cm" svg:y="1.08cm">
            <text:p/>
          </draw:rect>
          <draw:rect draw:style-name="gr4" draw:layer="layout" svg:width="0.6cm" svg:height="0.48cm" svg:x="3.36cm" svg:y="1.08cm">
            <text:p/>
          </draw:rect>
          <draw:rect draw:style-name="gr4" draw:layer="layout" svg:width="0.6cm" svg:height="0.48cm" svg:x="4.24cm" svg:y="1.08cm">
            <text:p/>
          </draw:rect>
          <draw:rect draw:style-name="gr4" draw:layer="layout" svg:width="0.6cm" svg:height="0.48cm" svg:x="5.12cm" svg:y="1.08cm">
            <text:p/>
          </draw:rect>
          <draw:rect draw:style-name="gr4" draw:layer="layout" svg:width="0.6cm" svg:height="0.48cm" svg:x="6cm" svg:y="1.08cm">
            <text:p/>
          </draw:rect>
          <draw:rect draw:style-name="gr4" draw:layer="layout" svg:width="0.6cm" svg:height="0.48cm" svg:x="6.88cm" svg:y="1.08cm">
            <text:p/>
          </draw:rect>
          <draw:rect draw:style-name="gr4" draw:layer="layout" svg:width="0.6cm" svg:height="0.48cm" svg:x="7.76cm" svg:y="1.08cm">
            <text:p/>
          </draw:rect>
          <draw:rect draw:style-name="gr4" draw:layer="layout" svg:width="0.6cm" svg:height="0.48cm" svg:x="8.64cm" svg:y="1.08cm">
            <text:p/>
          </draw:rect>
          <draw:rect draw:style-name="gr4" draw:layer="layout" svg:width="0.6cm" svg:height="0.48cm" svg:x="9.52cm" svg:y="1.08cm">
            <text:p/>
          </draw:rect>
          <draw:rect draw:style-name="gr4" draw:layer="layout" svg:width="0.6cm" svg:height="0.48cm" svg:x="10.4cm" svg:y="1.08cm">
            <text:p/>
          </draw:rect>
          <draw:rect draw:style-name="gr4" draw:layer="layout" svg:width="0.6cm" svg:height="0.48cm" svg:x="11.28cm" svg:y="1.08cm">
            <text:p/>
          </draw:rect>
          <draw:rect draw:style-name="gr4" draw:layer="layout" svg:width="0.6cm" svg:height="0.48cm" svg:x="12.16cm" svg:y="1.08cm">
            <text:p/>
          </draw:rect>
          <draw:rect draw:style-name="gr4" draw:layer="layout" svg:width="0.6cm" svg:height="0.48cm" svg:x="13.04cm" svg:y="1.08cm">
            <text:p/>
          </draw:rect>
          <draw:rect draw:style-name="gr4" draw:layer="layout" svg:width="0.6cm" svg:height="0.48cm" svg:x="13.92cm" svg:y="1.08cm">
            <text:p/>
          </draw:rect>
          <draw:rect draw:style-name="gr4" draw:layer="layout" svg:width="0.6cm" svg:height="0.48cm" svg:x="14.8cm" svg:y="1.08cm">
            <text:p/>
          </draw:rect>
          <draw:rect draw:style-name="gr4" draw:layer="layout" svg:width="0.6cm" svg:height="0.48cm" svg:x="15.68cm" svg:y="1.08cm">
            <text:p/>
          </draw:rect>
          <draw:rect draw:style-name="gr4" draw:layer="layout" svg:width="0.6cm" svg:height="0.48cm" svg:x="16.56cm" svg:y="1.08cm">
            <text:p/>
          </draw:rect>
          <draw:rect draw:style-name="gr4" draw:layer="layout" svg:width="0.6cm" svg:height="0.48cm" svg:x="17.44cm" svg:y="1.08cm">
            <text:p/>
          </draw:rect>
          <draw:rect draw:style-name="gr4" draw:layer="layout" svg:width="0.6cm" svg:height="0.48cm" svg:x="18.32cm" svg:y="1.08cm">
            <text:p/>
          </draw:rect>
          <draw:rect draw:style-name="gr4" draw:layer="layout" svg:width="0.6cm" svg:height="0.48cm" svg:x="19.2cm" svg:y="1.08cm">
            <text:p/>
          </draw:rect>
          <draw:rect draw:style-name="gr4" draw:layer="layout" svg:width="0.6cm" svg:height="0.48cm" svg:x="20.08cm" svg:y="1.08cm">
            <text:p/>
          </draw:rect>
          <draw:rect draw:style-name="gr4" draw:layer="layout" svg:width="0.6cm" svg:height="0.48cm" svg:x="20.96cm" svg:y="1.08cm">
            <text:p/>
          </draw:rect>
          <draw:rect draw:style-name="gr4" draw:layer="layout" svg:width="0.6cm" svg:height="0.48cm" svg:x="21.84cm" svg:y="1.08cm">
            <text:p/>
          </draw:rect>
          <draw:rect draw:style-name="gr5" draw:layer="layout" svg:width="0.6cm" svg:height="0.12cm" svg:x="1.6cm" svg:y="0.8cm">
            <text:p/>
          </draw:rect>
          <draw:rect draw:style-name="gr5" draw:layer="layout" svg:width="0.6cm" svg:height="0.12cm" svg:x="2.48cm" svg:y="0.8cm">
            <text:p/>
          </draw:rect>
          <draw:rect draw:style-name="gr5" draw:layer="layout" svg:width="0.6cm" svg:height="0.12cm" svg:x="3.36cm" svg:y="0.8cm">
            <text:p/>
          </draw:rect>
          <draw:rect draw:style-name="gr5" draw:layer="layout" svg:width="0.6cm" svg:height="0.12cm" svg:x="4.24cm" svg:y="0.8cm">
            <text:p/>
          </draw:rect>
          <draw:rect draw:style-name="gr5" draw:layer="layout" svg:width="0.6cm" svg:height="0.12cm" svg:x="5.12cm" svg:y="0.8cm">
            <text:p/>
          </draw:rect>
          <draw:rect draw:style-name="gr5" draw:layer="layout" svg:width="0.6cm" svg:height="0.12cm" svg:x="6cm" svg:y="0.8cm">
            <text:p/>
          </draw:rect>
          <draw:rect draw:style-name="gr5" draw:layer="layout" svg:width="0.6cm" svg:height="0.12cm" svg:x="6.88cm" svg:y="0.8cm">
            <text:p/>
          </draw:rect>
          <draw:rect draw:style-name="gr5" draw:layer="layout" svg:width="0.6cm" svg:height="0.12cm" svg:x="7.76cm" svg:y="0.8cm">
            <text:p/>
          </draw:rect>
          <draw:rect draw:style-name="gr5" draw:layer="layout" svg:width="0.6cm" svg:height="0.12cm" svg:x="8.64cm" svg:y="0.8cm">
            <text:p/>
          </draw:rect>
          <draw:rect draw:style-name="gr5" draw:layer="layout" svg:width="0.6cm" svg:height="0.12cm" svg:x="9.52cm" svg:y="0.8cm">
            <text:p/>
          </draw:rect>
          <draw:rect draw:style-name="gr5" draw:layer="layout" svg:width="0.6cm" svg:height="0.12cm" svg:x="10.4cm" svg:y="0.8cm">
            <text:p/>
          </draw:rect>
          <draw:rect draw:style-name="gr5" draw:layer="layout" svg:width="0.6cm" svg:height="0.12cm" svg:x="11.28cm" svg:y="0.8cm">
            <text:p/>
          </draw:rect>
          <draw:rect draw:style-name="gr5" draw:layer="layout" svg:width="0.6cm" svg:height="0.12cm" svg:x="12.16cm" svg:y="0.8cm">
            <text:p/>
          </draw:rect>
          <draw:rect draw:style-name="gr5" draw:layer="layout" svg:width="0.6cm" svg:height="0.12cm" svg:x="13.04cm" svg:y="0.8cm">
            <text:p/>
          </draw:rect>
          <draw:rect draw:style-name="gr5" draw:layer="layout" svg:width="0.6cm" svg:height="0.12cm" svg:x="13.92cm" svg:y="0.8cm">
            <text:p/>
          </draw:rect>
          <draw:rect draw:style-name="gr5" draw:layer="layout" svg:width="0.6cm" svg:height="0.12cm" svg:x="14.8cm" svg:y="0.8cm">
            <text:p/>
          </draw:rect>
          <draw:rect draw:style-name="gr5" draw:layer="layout" svg:width="0.6cm" svg:height="0.12cm" svg:x="15.68cm" svg:y="0.8cm">
            <text:p/>
          </draw:rect>
          <draw:rect draw:style-name="gr5" draw:layer="layout" svg:width="0.6cm" svg:height="0.12cm" svg:x="16.56cm" svg:y="0.8cm">
            <text:p/>
          </draw:rect>
          <draw:rect draw:style-name="gr5" draw:layer="layout" svg:width="0.6cm" svg:height="0.12cm" svg:x="17.44cm" svg:y="0.8cm">
            <text:p/>
          </draw:rect>
          <draw:rect draw:style-name="gr5" draw:layer="layout" svg:width="0.6cm" svg:height="0.12cm" svg:x="18.32cm" svg:y="0.8cm">
            <text:p/>
          </draw:rect>
          <draw:rect draw:style-name="gr5" draw:layer="layout" svg:width="0.6cm" svg:height="0.12cm" svg:x="19.2cm" svg:y="0.8cm">
            <text:p/>
          </draw:rect>
          <draw:rect draw:style-name="gr5" draw:layer="layout" svg:width="0.6cm" svg:height="0.12cm" svg:x="20.08cm" svg:y="0.8cm">
            <text:p/>
          </draw:rect>
          <draw:rect draw:style-name="gr5" draw:layer="layout" svg:width="0.6cm" svg:height="0.12cm" svg:x="20.96cm" svg:y="0.8cm">
            <text:p/>
          </draw:rect>
          <draw:rect draw:style-name="gr5" draw:layer="layout" svg:width="0.6cm" svg:height="0.12cm" svg:x="21.84cm" svg:y="0.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PatchPainel24P</dc:title>
    <meta:creation-date>2011-02-07T16:57:20</meta:creation-date>
    <meta:editing-duration>P0D</meta:editing-duration>
    <meta:editing-cycles>1</meta:editing-cycles>
    <meta:document-statistic meta:object-count="54"/>
    <meta:generator>OpenOffice.org/3.3$Linux OpenOffice.org_project/330m20$Build-9567</meta:generator>
  </office:meta>
</office:document-meta>
</file>